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21708333333333cm" style:use-optimal-column-width="true"/>
    </style:style>
    <style:style style:name="co4" style:family="table-column">
      <style:table-column-properties fo:break-before="auto" style:column-width="0.396875cm" style:use-optimal-column-width="true"/>
    </style:style>
    <style:style style:name="co5" style:family="table-column">
      <style:table-column-properties fo:break-before="auto" style:column-width="0.47625cm" style:use-optimal-column-width="true"/>
    </style:style>
    <style:style style:name="co6" style:family="table-column">
      <style:table-column-properties fo:break-before="auto" style:column-width="0.3704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put_day5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16366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Part 1:</text:p>
          </table:table-cell>
          <table:table-cell office:value-type="string" office:string-value="a" table:formula="of:=INDEX([.A1:.A546];MODE(MATCH([.A1:.A546];[.A1:.A546];0)))" table:number-matrix-columns-spanned="1" table:number-matrix-rows-spanned="1" table:style-name="ce1">
            <text:p>a</text:p>
          </table:table-cell>
          <table:table-cell office:value-type="string" office:string-value="g" table:formula="of:=INDEX([.B1:.B546];MODE(MATCH([.B1:.B546];[.B1:.B546];0)))" table:number-matrix-columns-spanned="1" table:number-matrix-rows-spanned="1" table:style-name="ce1">
            <text:p>g</text:p>
          </table:table-cell>
          <table:table-cell office:value-type="string" office:string-value="m" table:formula="of:=INDEX([.C1:.C546];MODE(MATCH([.C1:.C546];[.C1:.C546];0)))" table:number-matrix-columns-spanned="1" table:number-matrix-rows-spanned="1" table:style-name="ce1">
            <text:p>m</text:p>
          </table:table-cell>
          <table:table-cell office:value-type="string" office:string-value="w" table:formula="of:=INDEX([.D1:.D546];MODE(MATCH([.D1:.D546];[.D1:.D546];0)))" table:number-matrix-columns-spanned="1" table:number-matrix-rows-spanned="1" table:style-name="ce1">
            <text:p>w</text:p>
          </table:table-cell>
          <table:table-cell office:value-type="string" office:string-value="z" table:formula="of:=INDEX([.E1:.E546];MODE(MATCH([.E1:.E546];[.E1:.E546];0)))" table:number-matrix-columns-spanned="1" table:number-matrix-rows-spanned="1" table:style-name="ce1">
            <text:p>z</text:p>
          </table:table-cell>
          <table:table-cell office:value-type="string" office:string-value="e" table:formula="of:=INDEX([.F1:.F546];MODE(MATCH([.F1:.F546];[.F1:.F546];0)))" table:number-matrix-columns-spanned="1" table:number-matrix-rows-spanned="1" table:style-name="ce1">
            <text:p>e</text:p>
          </table:table-cell>
          <table:table-cell office:value-type="string" office:string-value="c" table:formula="of:=INDEX([.G1:.G546];MODE(MATCH([.G1:.G546];[.G1:.G546];0)))" table:number-matrix-columns-spanned="1" table:number-matrix-rows-spanned="1" table:style-name="ce1">
            <text:p>c</text:p>
          </table:table-cell>
          <table:table-cell office:value-type="string" office:string-value="r" table:formula="of:=INDEX([.H1:.H546];MODE(MATCH([.H1:.H546];[.H1:.H546];0)))" table:number-matrix-columns-spanned="1" table:number-matrix-rows-spanned="1" table:style-name="ce1">
            <text:p>r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string" table:style-name="ce1">
            <text:p>Part 2:</text:p>
          </table:table-cell>
          <table:table-cell office:value-type="string" office:string-value="o" table:formula="of:=INDEX([.A1:.A546];MATCH(MIN(COUNTIF([.A1:.A546];[.A1:.A546]));COUNTIF([.A1:.A546];[.A1:.A546]);0))" table:number-matrix-columns-spanned="1" table:number-matrix-rows-spanned="1" table:style-name="ce3">
            <text:p>o</text:p>
          </table:table-cell>
          <table:table-cell office:value-type="string" office:string-value="w" table:formula="of:=INDEX([.B1:.B546];MATCH(MIN(COUNTIF([.B1:.B546];[.B1:.B546]));COUNTIF([.B1:.B546];[.B1:.B546]);0))" table:number-matrix-columns-spanned="1" table:number-matrix-rows-spanned="1" table:style-name="ce3">
            <text:p>w</text:p>
          </table:table-cell>
          <table:table-cell office:value-type="string" office:string-value="l" table:formula="of:=INDEX([.C1:.C546];MATCH(MIN(COUNTIF([.C1:.C546];[.C1:.C546]));COUNTIF([.C1:.C546];[.C1:.C546]);0))" table:number-matrix-columns-spanned="1" table:number-matrix-rows-spanned="1" table:style-name="ce3">
            <text:p>l</text:p>
          </table:table-cell>
          <table:table-cell office:value-type="string" office:string-value="a" table:formula="of:=INDEX([.D1:.D546];MATCH(MIN(COUNTIF([.D1:.D546];[.D1:.D546]));COUNTIF([.D1:.D546];[.D1:.D546]);0))" table:number-matrix-columns-spanned="1" table:number-matrix-rows-spanned="1" table:style-name="ce3">
            <text:p>a</text:p>
          </table:table-cell>
          <table:table-cell office:value-type="string" office:string-value="x" table:formula="of:=INDEX([.E1:.E546];MATCH(MIN(COUNTIF([.E1:.E546];[.E1:.E546]));COUNTIF([.E1:.E546];[.E1:.E546]);0))" table:number-matrix-columns-spanned="1" table:number-matrix-rows-spanned="1" table:style-name="ce3">
            <text:p>x</text:p>
          </table:table-cell>
          <table:table-cell office:value-type="string" office:string-value="q" table:formula="of:=INDEX([.F1:.F546];MATCH(MIN(COUNTIF([.F1:.F546];[.F1:.F546]));COUNTIF([.F1:.F546];[.F1:.F546]);0))" table:number-matrix-columns-spanned="1" table:number-matrix-rows-spanned="1" table:style-name="ce3">
            <text:p>q</text:p>
          </table:table-cell>
          <table:table-cell office:value-type="string" office:string-value="v" table:formula="of:=INDEX([.G1:.G546];MATCH(MIN(COUNTIF([.G1:.G546];[.G1:.G546]));COUNTIF([.G1:.G546];[.G1:.G546]);0))" table:number-matrix-columns-spanned="1" table:number-matrix-rows-spanned="1" table:style-name="ce3">
            <text:p>v</text:p>
          </table:table-cell>
          <table:table-cell office:value-type="string" office:string-value="q" table:formula="of:=INDEX([.H1:.H546];MATCH(MIN(COUNTIF([.H1:.H546];[.H1:.H546]));COUNTIF([.H1:.H546];[.H1:.H546]);0))" table:number-matrix-columns-spanned="1" table:number-matrix-rows-spanned="1" table:style-name="ce3">
            <text:p>q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string" table:style-name="ce1">
            <text:p>z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u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u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u</text:p>
          </table:table-cell>
          <table:table-cell office:value-type="string" table:style-name="ce1">
            <text:p>p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u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q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z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office:value-type="string" table:style-name="ce1">
            <text:p>q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q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q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</text:p>
          </table:table-cell>
          <table:table-cell office:value-type="string" table:style-name="ce1">
            <text:p>q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q</text:p>
          </table:table-cell>
          <table:table-cell office:value-type="string" table:style-name="ce1">
            <text:p>q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q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u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q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z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q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z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</text:p>
          </table:table-cell>
          <table:table-cell office:value-type="string" table:style-name="ce1">
            <text:p>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q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u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office:value-type="string" table:style-name="ce1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office:value-type="string" table:style-name="ce1">
            <text:p>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u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q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j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q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o</text:p>
          </table:table-cell>
          <table:table-cell office:value-type="string" table:style-name="ce1">
            <text:p>q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u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u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</text:p>
          </table:table-cell>
          <table:table-cell office:value-type="string" table:style-name="ce1">
            <text:p>v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z</text:p>
          </table:table-cell>
          <table:table-cell office:value-type="string" table:style-name="ce1">
            <text:p>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q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</text:p>
          </table:table-cell>
          <table:table-cell table:number-columns-repeated="16376"/>
        </table:table-row>
        <table:table-row table:number-rows-repeated="10480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aw, Joseph D</meta:initial-creator>
    <dc:creator>Shaw, Joseph D</dc:creator>
    <meta:creation-date>2016-12-06T18:53:28Z</meta:creation-date>
    <dc:date>2016-12-06T18:53:56Z</dc:date>
  </office:meta>
</office:document-meta>
</file>